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nsolas" svg:font-family="Consolas, 'Courier New', monospac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Таблица1" style:family="table">
      <style:table-properties style:width="17cm" style:rel-width="100%" fo:margin-left="0cm" fo:margin-top="0cm" fo:margin-bottom="0cm" table:align="left" style:writing-mode="page"/>
    </style:style>
    <style:style style:name="Таблица1.A" style:family="table-column">
      <style:table-column-properties style:column-width="8.5cm" style:rel-column-width="32767*"/>
    </style:style>
    <style:style style:name="Таблица1.1" style:family="table-row">
      <style:table-row-properties fo:keep-together="auto"/>
    </style:style>
    <style:style style:name="Таблица1.A1" style:family="table-cell">
      <style:table-cell-properties fo:padding="0cm" fo:border="none"/>
    </style:style>
    <style:style style:name="P1" style:family="paragraph" style:parent-style-name="Standard">
      <style:paragraph-properties fo:text-align="start" style:justify-single-word="false" style:writing-mode="lr-tb"/>
    </style:style>
    <style:style style:name="P2" style:family="paragraph" style:parent-style-name="Table_20_Contents">
      <style:paragraph-properties fo:text-align="start" style:justify-single-word="false" fo:orphans="0" fo:widows="0" style:writing-mode="lr-tb"/>
    </style:style>
    <style:style style:name="P3" style:family="paragraph" style:parent-style-name="Table_20_Contents">
      <style:paragraph-properties fo:text-align="start" style:justify-single-word="false" fo:orphans="0" fo:widows="0" text:number-lines="false" text:line-number="0" style:writing-mode="lr-tb"/>
    </style:style>
    <style:style style:name="T1" style:family="text">
      <style:text-properties fo:language="ru" fo:country="RU"/>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Таблица1" table:style-name="Таблица1">
        <table:table-column table:style-name="Таблица1.A" table:number-columns-repeated="2"/>
        <table:table-row table:style-name="Таблица1.1">
          <table:table-cell table:style-name="Таблица1.A1" office:value-type="string">
            <text:p text:style-name="P2"><text:span text:style-name="T1">Запрос</text:span><text:span text:style-name="T1"/></text:p>
          </table:table-cell>
          <table:table-cell table:style-name="Таблица1.A1" office:value-type="string">
            <text:p text:style-name="P2"><text:span text:style-name="T1">Ответ</text:span><text:span text:style-name="T1"/></text:p>
          </table:table-cell>
        </table:table-row>
        <table:table-row table:style-name="Таблица1.1">
          <table:table-cell table:style-name="Таблица1.A1" office:value-type="string">
            <text:p text:style-name="P3">Что такое принципы SOLID в программировании?</text:p>
          </table:table-cell>
          <table:table-cell table:style-name="Таблица1.A1" office:value-type="string">
            <text:p text:style-name="P3">Приоритетная логика (Principle of Software Design - Sodis) — это критерий, который выделяет основные принципы программирования, которые должны быть учитываны при разработке и тестировании кода. Вот основные отличия принципов SOLID:\n\n1. **Single Responsibility Principle (SRP)**: Обеспечивает, что одна функция должна только одна задача.\n\n2. **Open/Closed Principle (OCP)**: Учеление от изменяемости: код должен быть поддерживаемым и изменяемым при необходимости.\n\n3. **Liskov Substitution Principle (LSP)**: Подтверждает то, что мы должны заменить любую часть класса без изменения исходного кода.\n\n4. **Interface Segregation Principle (ISP)**: Закрепляет взаимодействия между обертками и внешними интерфейсами.\n\n5. **Dependency Inversion Principle (DIP)**: Подчеркивает то, что объекты должны быть зависимы от необязательных интерфейсов и не зависят от них изнутри.\n\n6. **Abstract Factory Principle (AFP)**: Предполагает, что каждый класс должен иметь определенный общий вид через абстрактный класс.\n\n7. **Adapter Pattern**: Упрощает обращение к разным интерфейсам с помощью абстрактного интерфейса.\n\n8. **Facade Pattern**: Подготовит интерфейсы для использования кодом, создав его и показывая ими.\n\n9. **Strategy Pattern**: Представляет собой способ реализации нескольких функций в одном месте.\n\n10. **Template Method Principle (TMP)**: Представляет собой принцип для реализации базовых методов с использованием конкретных методов.\n\nПрактическое применение принципов SOLID в программировании:\n\n- **SRP**: Важно убедиться, что каждый отдельный код - это одна функция.\n <text:s/>\n- **OCP**: Запомните, что изменять один класс не влияет на другие.\n <text:s/>\n- **LSP**: Не забудьте заменить любую часть вашего кода без изменения исходного.\n <text:s/>\n- **ISP**: Используйте определенные интерфейсы для доступа к данным и обработки данных.\n\n- **IPO**: Убедитесь, что ваш код работает корректно и не вызывает ошибок при изменении.\n <text:s/>\n- **ADP**: Создайте абстрактный класс и убедитесь, что другие классы должны поддерживать этот <text:soft-page-break/>класс.\n <text:s/>\n- **AFP**: Обеспечьте обратимость между обертками и внешними интерфейсами.\n\nПринципы SOLID помогают улучшить читаемость кода, делают его более устойчивым к изменениям, корректным для использования в различных контекстах программирования.</text:p>
          </table:table-cell>
        </table:table-row>
        <table:table-row table:style-name="Таблица1.1">
          <table:table-cell table:style-name="Таблица1.A1" office:value-type="string">
            <text:p text:style-name="P3">What is OOP? Explain main concepts like inheritance, encapsulation, polymorphism.</text:p>
          </table:table-cell>
          <table:table-cell table:style-name="Таблица1.A1" office:value-type="string">
            <text:p text:style-name="P3">OOP, or Object-Oriented Programming, is an approach to software design that aims to make programs more modular and reusable. It is a programming paradigm that uses objects, which are instances of classes, as the basic building blocks for designing applications.\n\n### Main Concepts in OOP:\n\n1. **Inheritance:**\n <text:s text:c="2"/>- Inheritance allows us to create new classes (derived classes) by inheriting properties and methods from existing classes.\n <text:s text:c="2"/>- Example:\n <text:s text:c="4"/>```python\n <text:s text:c="4"/>class Parent:\n <text:s text:c="8"/>def __init__(self):\n <text:s text:c="12"/>self.name = \"Parent\"\n <text:s text:c="12"/>self.age = 0\n\n <text:s text:c="4"/>class Child(Parent):\n <text:s text:c="8"/>def __init__(self):\n <text:s text:c="12"/>super().__init__()\n <text:s text:c="12"/>self.age = 18\n\n <text:s text:c="4"/>child = Child()\n <text:s text:c="4"/>print(child.name) <text:s text:c="2"/># Output: Parent\n <text:s text:c="4"/>print(child.age) <text:s text:c="3"/># Output: 18\n <text:s text:c="4"/>```\n\n2. **Encapsulation:**\n <text:s text:c="2"/>- Encapsulation restricts access to the properties and methods of an object.\n <text:s text:c="2"/>- Example:\n <text:s text:c="4"/>```python\n <text:s text:c="4"/>class MyClass:\n <text:s text:c="8"/>def __init__(self):\n <text:s text:c="12"/>self.__private_attribute = \"This is a private attribute\"\n\n <text:s text:c="8"/>def get_private_attribute(self):\n <text:s text:c="12"/>return self.__private_attribute\n\n <text:s text:c="4"/>my_object = MyClass()\n <text:s text:c="4"/>print(my_object.get_private_attribute()) <text:s/># Output: This is a private attribute\n <text:s text:c="4"/>```\n\n3. **Polymorphism:**\n <text:s text:c="2"/>- Polymorphism allows objects of different classes to be treated as if they are the same type.\n <text:s text:c="2"/>- Example:\n <text:s text:c="4"/>```python\n <text:s text:c="4"/>class Animal:\n <text:s text:c="8"/>def speak(self):\n <text:s text:c="12"/>pass\n\n <text:s text:c="4"/>class Dog(Animal):\n <text:s text:c="8"/>def speak(self):\n <text:s text:c="12"/>return \"Woof!\"\n\n <text:s text:c="4"/>class Cat(Animal):\n <text:s text:c="8"/>def speak(self):\n <text:s text:c="12"/>return \"Meow!\"\n\n <text:s text:c="4"/>dog = Dog()\n <text:s text:c="4"/>cat = Cat()\n\n <text:s text:c="4"/>print(dog.speak()) <text:s/># Output: Woof!\n <text:s text:c="4"/>print(cat.speak()) <text:s/># Output: Meow!\n\n <text:s text:c="4"/>if isinstance(dog, Animal): <text:s/># Type checking\n <text:s text:c="8"/>print(isinstance(dog, Dog)) <text:s/># Output: True\n <text:s text:c="4"/>```\n\n### Key Points:\n- **Inheritance:** It allows us to create a new class (derived) that is a specific implementation of an existing class (base).\n- **Encapsulation:** It restricts access to the properties and methods of an object.\n- <text:soft-page-break/>**Polymorphism:** It makes objects in a collection interchangeable, allowing them to be treated as if they are different types.\n\n### Practical Example:\nConsider a simple banking system. You can create a `BankAccount` class that manages basic account functionalities like deposits and withdrawals. Each type of bank account (checking or savings) has its own custom methods for these operations.\n\n```python\nclass BankAccount:\n <text:s text:c="3"/>def __init__(self, balance=0):\n <text:s text:c="7"/>self.balance = balance\n\n <text:s text:c="3"/>def deposit(self, amount):\n <text:s text:c="7"/>if amount &gt; 0:\n <text:s text:c="11"/>self.balance += amount\n <text:s text:c="11"/>return True\n <text:s text:c="7"/>else:\n <text:s text:c="11"/>print(\"Invalid amount\")\n <text:s text:c="11"/>return False\n\n <text:s text:c="3"/>def withdraw(self, amount):\n <text:s text:c="7"/>if amount &gt; 0 and amount &lt;= self.balance:\n <text:s text:c="11"/>self.balance -= amount\n <text:s text:c="11"/>return True\n <text:s text:c="7"/>else:\n <text:s text:c="11"/>print(\"Insufficient funds or invalid amount\")\n <text:s text:c="11"/>return False\n\n# Example usage\naccount1 = BankAccount()\naccount2 = BankAccount(50)\n\nprint(account1.deposit(100)) <text:s/># Output: Balance: 60\nprint(account2.withdraw(30)) <text:s/># Output: Balance: 40\n\nif account1.deposit(50):\n <text:s text:c="3"/>print(\"Deposit successful\")\nelse:\n <text:s text:c="3"/>print(\"Invalid deposit amount\")\n\nif account2.withdraw(50):\n <text:s text:c="3"/>print(\"Withdrawal successful\")\nelse:\n <text:s text:c="3"/>print(\"Insufficient funds or invalid withdrawal amount\")\n\naccount1.withdraw(75) <text:s/># Output: Balance: 65\n```\n\nThis example demonstrates how inheritance, encapsulation, and polymorphism are applied in a simple banking system to manage different types of accounts.</text:p>
          </table:table-cell>
        </table:table-row>
        <table:table-row table:style-name="Таблица1.1">
          <table:table-cell table:style-name="Таблица1.A1" office:value-type="string">
            <text:p text:style-name="P3">Какой язык программирования чаще всего используется для машинного обучения и почему?</text:p>
          </table:table-cell>
          <table:table-cell table:style-name="Таблица1.A1" office:value-type="string">
            <text:p text:style-name="P3">Программирование на языке Python обычно является наиболее популярным и широко используемым для машинного обучения. Основные причины:\n\n1. Постоянное развитие:\n <text:s text:c="2"/>- В Python есть множество модулей, которые постоянно улучшены и обновляются.\n <text:s text:c="2"/>- Python также часто используется как основная языковая индустрия для разработки машинных систем.\n\n2. Структуризация и понимание кода:\n <text:s text:c="2"/>- Основные операторы и функции в Python обычно легко выглядят на первый взгляд.\n <text:s text:c="2"/>- Спецификация работы алгоритмов и обучающих моделей часто присутствует в Python.\n\n3. Объективное понимание:\n <text:s text:c="2"/>- Программуирование на Python делает программистов более ощущенным процессом обучения, так как они легко видят и работают <text:soft-page-break/>с результатами машинного обучения.\n <text:s text:c="2"/>- Это особенно важно для тех, кто работает над обучением машинных моделей.\n\n4. Стандартная инфраструктура:\n <text:s text:c="2"/>- Python имеет стандартную библиотеку для машинного обучения, таких как TensorFlow, Scikit-learn и PyTorch.\n <text:s text:c="2"/>- Она также поддерживает множество других языков машинного обучения (например, R, C++).\n\n5. Простота и доступность:\n <text:s text:c="2"/>- Python имеет простую и универсальную интерпретацию и библиотеку для разработки программного обеспечения.\n\n6. Сокращение времени:\n <text:s text:c="2"/>- Использование Python может значительно сократить время создания и развертывания машинного обучения проектов.\n\n7. Благоприятные среды:\n <text:s text:c="2"/>- Python имеет множество пакетов и библиотек для различных задач машинного обучения, таких как PyTorch, TensorFlow и Keras.\n <text:s text:c="2"/>\n8. Обучение:\n <text:s text:c="2"/>- Python также является хорошим языком для обучения, так как легко можно обучить код в интерпретаторе и затем использовать его в программировании.\n\n9. Простота использования:\n <text:s text:c="2"/>- Стандартное использование Python позволяет быстро создавать и обучая машинные модели без специализации или опыта.\n <text:s text:c="2"/>\n10. Управляемость и стабильность:\n <text:s text:c="3"/>- Python имеет множество инструментов для управления кодом (например, модули из библиотек), что делает его удобным для разработки.\n\nВ целом, Python часто используется в повседневной работе по машинному обучению, так как он предоставляет достаточно мощные возможности и доступ для людей новичков.</text:p>
          </table:table-cell>
        </table:table-row>
        <table:table-row table:style-name="Таблица1.1">
          <table:table-cell table:style-name="Таблица1.A1" office:value-type="string">
            <text:p text:style-name="P3">What is the difference between supervised and unsupervised learning?</text:p>
          </table:table-cell>
          <table:table-cell table:style-name="Таблица1.A1" office:value-type="string">
            <text:p text:style-name="P3">Supervised Learning: In this type of learning, we have a labeled dataset (input data with labels) that needs to be used for training the model. The model learns from these labeled data points to make predictions or classifications on new input data.\n\nUnsupervised Learning: In this type of learning, there is no labeled dataset available. Instead, the model is trained on unlabeled or unstructured data (input data without any specific labels). The goal of unsupervised learning is to identify patterns and structures in the data that can be used for classification, clustering, or other tasks.\n\nIn supervised learning, the model learns from labeled training data points using a cost function that measures the difference between the <text:soft-page-break/>predicted output and the actual label. In unsupervised learning, the model learns by identifying patterns and structures without any labels, allowing it to learn on its own without prior knowledge of what constitutes an \"appropriate\" or \"uninteresting\" data.\n\nThe key differences are:\n\n1. Supervised Learning: Requires labeled input data.\n2. Unsupervised Learning: No labeled training data needed, but the model is trained to identify patterns and structures in the unlabeled data.\n\nThese techniques are widely used in various fields such as natural language processing, image recognition, and pattern recognition.</text:p>
          </table:table-cell>
        </table:table-row>
        <table:table-row table:style-name="Таблица1.1">
          <table:table-cell table:style-name="Таблица1.A1" office:value-type="string">
            <text:p text:style-name="P3">Что такое DDD (Domain-Driven Design) простыми словами?</text:p>
          </table:table-cell>
          <table:table-cell table:style-name="Таблица1.A1" office:value-type="string">
            <text:p text:style-name="P3">DDD, или Domain-Driven Design, представляет собой подход к разработке программного обеспечения, который предполагает, что у пользователя есть сложная и волшебная \"контейнерная система\" (domain), которая содержит основные аспекты мира мира данных. Этот контейнер объединяет всех необходимых элементов для решения задач, таких как взаимодействие с внешним миром и управление данными.\n\nДля понимания этого подхода можно использовать простой пример:\n\n1. **Контейнер**: Это может быть любым контейнером, например, Microsoft Visual Studio, IntelliJ IDEA или Visual Studio Code.\n2. **Роль**: В этом контейнере могут находиться все нужные вам элементы (например, данные, интерфейсы, логика и т.д.) для того, чтобы разрабатывать программное обеспечение.\n\nDDD принцип является следующим образом:\n\n1. **Базовая модель данных**: Определение основных аспектов мира данных.\n2. **Домашняя система**: Представление какого-то мира данных (например, API).\n3. **Задача**: Разработка и реализация программы для решения этих задач.\n\nЭтот подход помогает визуализировать проблемные области и выявить важные моменты, которые могут потребоваться решить перед началом разработки программного обеспечения.</text:p>
          </table:table-cell>
        </table:table-row>
        <table:table-row table:style-name="Таблица1.1">
          <table:table-cell table:style-name="Таблица1.A1" office:value-type="string">
            <text:p text:style-name="P3">Explain what is Git and why it is important for developers.</text:p>
          </table:table-cell>
          <table:table-cell table:style-name="Таблица1.A1" office:value-type="string">
            <text:p text:style-name="P3">Git (short for \"Git Version Control\") is a distributed version control system that allows developers to manage their code changes in a project repository effectively. Here’s an overview of Git's key features, its importance for developers:\n\n### Key Features of Git\n\n1. **Version Control**: Git keeps track of all changes made to the project files and stores them <text:soft-page-break/>as a history.\n2. **Branching and Merging**: Developers can create new branches from any working directory without affecting other branches.\n3. **Tracking Changes**: Users can easily see who has modified which parts of their code and when.\n4. **Collaboration and Sharing**: Git provides tools for collaborating with team members, such as pull requests or merging branches.\n5. **Rebase and Merge**: Useful for resolving conflicts during coding and making changes across multiple branches.\n\n### Importance of Git for Developers\n\n1. **Project Management**: Git helps in managing the development process by enabling team collaboration, version control, and tracking changes throughout the project lifecycle.\n2. **Version Control**: It enables developers to keep track of all code changes made to a particular project, including new features, fixes, and bug fixes, ensuring that any changes are reproducible and can be easily reverted if necessary.\n3. **Branching**: Git facilitates branching strategies where one developer creates a new branch or workspace for their work. This allows them to maintain separate versions of the codebase while working on different parts of the project.\n4. **Documentation**: Branches help in documenting changes made, which is crucial for maintaining documentation and ensuring that each version of the code represents the current state of the software.\n\n### How Git Works\n\nGit operates by keeping a record of all commits made to the source code repository. Each commit contains information about:\n\n- The date when the change was made\n- The new code changes added or modified\n- Who made these changes and when\n- Any conflicts that occurred during the merge process\n\nThe history of each commit is stored in a distributed file system called Merkle Tree, where each node represents an individual commit. Each commit includes:\n\n- A message describing the change made (e.g., \"Added feature X\")\n- The timestamp of when the commit was made\n- A digest that uniquely identifies the commit\n\nWhen two developers merge their changes into the same branch or update a common branch, they create a new version of the project with just the changes committed. This process ensures that any other developer can quickly rebase onto this new version and see all the previous commits.\n\n### Conclusion\n\nGit is a powerful tool for managing version control in <text:soft-page-break/>software development projects. By providing tools for tracking code changes, branching, merging, collaboration, and sharing, Git makes it easier and more efficient to work on large-scale projects. Whether you're working on small personal projects or developing complex applications with multiple developers, Git offers a flexible solution that can help streamline your workflow and improve the quality of your software development efforts.</text:p>
          </table:table-cell>
        </table:table-row>
        <table:table-row table:style-name="Таблица1.1">
          <table:table-cell table:style-name="Таблица1.A1" office:value-type="string">
            <text:p text:style-name="P3">Что такое переобучение (overfitting) в ML и как с ним бороться?</text:p>
          </table:table-cell>
          <table:table-cell table:style-name="Таблица1.A1" office:value-type="string">
            <text:p text:style-name="P3">Переобучение (overfitting) - это процесс обучения модели критически сложной задаче, часто вызывающий избыток информации или ослабление моделей. Это особенно важно в машинном обучении, где важная часть входных данных используется для оптимизации параметров модели.\n\n### Основные признаки переобучения:\n1. **Бесплодность**: Модель не ableстывает обучаться на большем объеме данных.\n2. **Развитие отдельного нейроника**: Модель быстро идентифицирует повторяющиеся детали в данных.\n3. **Потеря качества модели**: Модель не имеет хорошего качества по сравнению с основным входным данным.\n\n### Как бороться с переобучением:\n1. **Обучение на более широком наборе данных**:\n <text:s text:c="2"/>- Используйте более широкий набор данных для обучения модели.\n <text:s text:c="2"/>- Это может включать в себя более сложные задачи или данные, которые не были учтены при обучении предыдущего набора данных.\n\n2. **Анализ и предварительное обучение**:\n <text:s text:c="2"/>- Убедитесь, что модель хорошо обучена на малом наборе данных.\n <text:s text:c="2"/>- Используйте методы аномалии (например, Cross-validation) для улучшения качества обучения модели при наличии малого количества данных.\n\n3. **Изменение размеров и комбинации входных параметров**:\n <text:s text:c="2"/>- Обратите внимание на использование различных функций входных данных (например, избегайте использования одинаковых колонок).\n <text:s text:c="2"/>- Стандартный набор данных может не быть достаточным для эффективного обучения модели.\n <text:s text:c="2"/>\n4. **Регулирование весов и потерь**:\n <text:s text:c="2"/>- Попробуйте различные методы регуляризации (например, L1-или L2-регуляризация) или обучайте модель критически сложной задаче с предварительным обучением на более общем наборе данных.\n <text:s text:c="2"/>\n5. **Регулирование поведения модели**:\n <text:s text:c="2"/>- Попробуйте <text:soft-page-break/>различные статистические методы, такие как岭-функция (ridge regression), логарифмическая регрессия (logistic regression) или бета-функцию (elastic net).\n\n6. **Использование алгоритмов обучения случайного веса**:\n <text:s text:c="2"/>- Используйте алгоритмы, такие как SARD (Self-Adaptive Regularization), которые могут улучшить метрики качества обучения.\n\n7. **Анализ данных и тестирование модели**:\n <text:s text:c="2"/>- Сначала обучите модель на малом наборе данных, затем проводите модификации или обновления модели на большем наборе данных.\n <text:s text:c="2"/>- Используйте модификации для улучшения качества обучения.\n\n### Важность переобучения:\n- Постоянное переобучение может привести к росту ислама (overfitting) или к неэффективности модели.\n- В случае переобучения, модель может потерять свой уникальный потенциал для обучения и лучше всего подходит для изображений, видео и других типов данных.\n\n### Решение проблемы переобучения:\nПри обнаружении переобучения модели важно не просто обучить новую модель, но также обратиться к решению проблемы. Методы перебора и экспериментирования могут помочь в решении этой проблемы."</text:p>
          </table:table-cell>
        </table:table-row>
        <table:table-row table:style-name="Таблица1.1">
          <table:table-cell table:style-name="Таблица1.A1" office:value-type="string">
            <text:p text:style-name="P3">What is the difference between Python list and tuple?</text:p>
          </table:table-cell>
          <table:table-cell table:style-name="Таблица1.A1" office:value-type="string">
            <text:p text:style-name="P3">Python lists and tuples are both data structures in Python that can store multiple items or elements of the same type. However, there are some key differences between them:\n\n1. Size: \n <text:s text:c="2"/>- A list is an ordered sequence of elements, where each element is unique.\n <text:s text:c="2"/>- A tuple is an unordered collection of elements.\n\n2. Data Types:\n <text:s text:c="2"/>- Lists and tuples both support different types of data, but they differ in terms of size and structure.\n <text:s text:c="4"/>- In a list, the elements are stored one after another in a contiguous block of memory.\n <text:s text:c="4"/>- In a tuple, each element must be unique (cannot have duplicate values).\n\n3. Iteration:\n <text:s text:c="2"/>- A list provides built-in functions for iterating over its elements, such as `list()`, `enumerate()`, and `range()` which can make code more readable and maintainable.\n <text:s text:c="2"/>- Tuples do not support iteration in the same way that lists do.\n\n4. Memory Efficiency:\n <text:s text:c="2"/>- Lists are generally faster to access elements due to their contiguous memory layout.\n <text:s text:c="2"/>- Tuples have a fixed size at the time they are defined, so they consume less memory than lists for large sets of similar data types.\n\n5. Tuple Comparison:\n <text:s text:c="2"/>- <text:soft-page-break/>You can compare two tuples using `==` or `is`.\n <text:s text:c="4"/>```python\n <text:s text:c="4"/>&gt;&gt;&gt; t1 = (1, 2, 3)\n <text:s text:c="4"/>&gt;&gt;&gt; t2 = (1, 2, 3)\n <text:s text:c="4"/>&gt;&gt;&gt; t1 is t2 # True\n <text:s text:c="4"/>True\n <text:s text:c="4"/>```\n\n6. Inheritance:\n <text:s text:c="2"/>- Lists and tuples both support the concept of \"inheriting\" elements from their parent types.\n <text:s text:c="2"/>- In a tuple, you can define an additional attribute called `__len__` to indicate that the element is part of a collection.\n\n7. Dictionaries:\n <text:s text:c="2"/>- Tuples are like dictionaries in Python, but they don't have built-in methods for accessing or adding new keys or values (like in lists).\n\n8. Memory Usage:\n <text:s text:c="2"/>- Lists consume more memory than tuples because they maintain an additional block of memory to store elements.\n <text:s text:c="2"/>- Tuples use less memory since they only store unique values.\n\nChoosing between a list and tuple depends on the specific needs and characteristics of your code. If you are working with ordered collections, a list is usually sufficient. However, if you need faster access or more efficient storage, tuples may be better suited for your application's requirements.</text:p>
          </table:table-cell>
        </table:table-row>
        <table:table-row table:style-name="Таблица1.1">
          <table:table-cell table:style-name="Таблица1.A1" office:value-type="string">
            <text:p text:style-name="P3">Что такое REST API? Как он работает?</text:p>
          </table:table-cell>
          <table:table-cell table:style-name="Таблица1.A1" office:value-type="string">
            <text:p text:style-name="P3">REST (Representational State Transfer) — это стандартный протокол для разработки Web-сервисов. Он предоставляет механизм для обмена данными между клиентом и сервером, используя HTTP-запросы, которые не ограничивают размер запросов и ответов.\n\n### Что такое REST API?\n\nREST API — это стандартное, общее пространство между различными частями Web-сервисов. Он позволяет разработчикам создавать протоколы для взаимодействия с данными веб-приложениями. REST API состоит из следующих частей:\n\n1. **HTTP-запросы**: Они представляют собой запрос к REST API, который может быть использован для обмена данными между клиентом и сервером.\n2. **Ответы**: Они представляют собой ответ на запрос, который также может быть отправлен к HTTP-запросу.\n\n### Как он работает?\n\nREST API использует протокол RESTful (Representational State Transfer) для создания протоколов для взаимодействия с данными веб-приложениями. Это делает его отличным образом от обычных HTTP-запросов, так как HTTP не ограничивает размер запросов и ответов.\n\n#### Примеры REST API\n\n1. **GET /users**: Позвольте себе узнать все пользователи.\n2. **POST /login**: Вставьте данные пользователя для входа.\n3. **PUT /books/4900**: Измените <text:soft-page-break/>существующую книгу, удали эту книгу из списка.\n4. **DELETE /products**: Удалить товар из каталога.\n\n#### Синтаксис REST API\n\nREST API обычно представляет собой синтаксис URL-адресации, но в некоторых случаях может использовать другое выражение для общения между клиентом и сервером. Например:\n\n- `http://example.com/api/users`: Обычный GET запрос.\n- `http://example.com/api/login?username=admin&amp;password=secret`: Объединяет GET и POST запросы.\n\n#### Пример использования REST API\n\nСуществует множество примеров REST API, которые используются для различных целей. Например:\n\n1. **Консоль-REST**: Отправка HTTP-запросов из консоли веб-приложения.\n2. **Библиотеки REST**: Программы для работы с REST API, например, `requests` или `requests`, которые позволяют выполнить HTTP запросы.\n\n### Нюансы и отличия от обычных HTTP\n\n1. **Отправка данных**: HTTP не ограничивает размер запросов и ответов, поэтому данные можно передавать в виде аргументов запроса.\n2. **Обмен данными**: Ответ сервера может быть слишком большим для HTTP-запросов, поэтому REST API использует URL-адресацию для обмена данными.\n\n### Важные моменты\n\n1. **XML/JSON**: REST API обычно используют XML или JSON для представления данных.\n2. **Примеры**: Давайте рассмотрим примеры HTTP-запросов и ответов, которые могут быть отправлены с помощью REST API:\n <text:s text:c="2"/>- GET /users: `GET http://example.com/api/users`\n <text:s text:c="2"/>- POST /login?username=admin&amp;password=secret: `POST http://example.com/api/login`\n <text:s text:c="2"/>- PUT /books/4900: `PUT http://example.com/api/books/4900`\n <text:s text:c="2"/>- DELETE /products: `DELETE http://example.com/api/products`\n\nЭти примеры помогут вам понять, как работают REST API и как они могут быть использованы для обмена данными между клиентом и сервером.</text:p>
          </table:table-cell>
        </table:table-row>
        <table:table-row table:style-name="Таблица1.1">
          <table:table-cell table:style-name="Таблица1.A1" office:value-type="string">
            <text:p text:style-name="P3">Explain what is Docker and why it is used.</text:p>
          </table:table-cell>
          <table:table-cell table:style-name="Таблица1.A1" office:value-type="string">
            <text:p text:style-name="P3">Docker is a platform for building, shipping, and running applications that runs containers. Containers are lightweight, self-contained units of an application or software package designed to enable developers to build, test, deploy, update, and manage applications efficiently and reliably.\<text:soft-page-break/>n\nHere are some key reasons why Docker is used:\n\n1. Build and Test: Docker helps in creating, managing, and testing applications quickly. It allows multiple developers to work on the same application simultaneously by running it as a containerized image. This makes it easier to test different configurations without affecting other parts of the system.\n2. Deployments: Docker containers can be easily deployed to production environments using a single command or script, making it an ideal solution for deploying applications quickly and efficiently.\n3. Version Control: Docker allows multiple developers to work on the same application while keeping track of changes by storing all changes in one place and not committing them individually. This makes it easier to manage and version control the codebase.\n4. Scalability: Docker containers are highly scalable, as they can run a large number of applications in parallel, making it possible for an organization or individual to build and deploy their applications quickly without having to scale up their infrastructure.\n5. Cost-effectiveness: Docker makes it easy to manage and deploy applications with minimal overhead since the cost is based on the quantity rather than the size of the application.\n\nOverall, Docker simplifies the process of building, running, deploying, and managing applications by providing a centralized containerization platform that enables developers to build, test, and deploy their applications quickly and easily.</text:p>
          </table:table-cell>
        </table:table-row>
      </table:table>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nsolas" svg:font-family="Consolas, 'Courier New', monospac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2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GB" style:letter-kerning="true" style:font-name-asian="NSimSun" style:font-family-asian="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ystem" style:font-pitch-complex="variable"/>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6-04-08T14:35:57</meta:creation-date>
    <dc:language>en-GB</dc:language>
    <dc:date>2026-04-17T14:07:31.107000000</dc:date>
    <meta:editing-cycles>2</meta:editing-cycles>
    <meta:editing-duration>PT13M9S</meta:editing-duration>
    <meta:generator>LibreOffice/7.5.1.2$Windows_X86_64 LibreOffice_project/fcbaee479e84c6cd81291587d2ee68cba099e129</meta:generator>
    <meta:document-statistic meta:table-count="1" meta:image-count="0" meta:object-count="0" meta:page-count="11" meta:paragraph-count="22" meta:word-count="3123" meta:character-count="24320" meta:non-whitespace-character-count="20659"/>
    <meta:user-defined meta:name="AppVersion">15.0000</meta:user-defined>
  </office:meta>
</office:document-meta>
</file>